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Titel"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KeinLeerraum" style:list-style-name="LFO4" style:family="paragraph">
      <style:text-properties fo:color="#FF0000"/>
    </style:style>
    <style:style style:name="P6" style:parent-style-name="KeinLeerraum" style:list-style-name="LFO4" style:family="paragraph">
      <style:text-properties fo:color="#FF0000"/>
    </style:style>
    <style:style style:name="P7" style:parent-style-name="KeinLeerraum" style:list-style-name="LFO4" style:family="paragraph">
      <style:text-properties fo:color="#FF0000"/>
    </style:style>
    <style:style style:name="P8" style:parent-style-name="KeinLeerraum" style:list-style-name="LFO4" style:family="paragraph">
      <style:text-properties fo:color="#FF0000"/>
    </style:style>
    <style:style style:name="P9" style:parent-style-name="KeinLeerraum" style:list-style-name="LFO4" style:family="paragraph">
      <style:text-properties fo:color="#FF0000"/>
    </style:style>
    <style:style style:name="P10" style:parent-style-name="KeinLeerraum" style:list-style-name="LFO4" style:family="paragraph">
      <style:text-properties fo:color="#FF0000"/>
    </style:style>
    <style:style style:name="P11" style:parent-style-name="KeinLeerraum" style:list-style-name="LFO4" style:family="paragraph">
      <style:text-properties fo:color="#FF0000"/>
    </style:style>
    <style:style style:name="P12" style:parent-style-name="KeinLeerraum" style:list-style-name="LFO4" style:family="paragraph">
      <style:text-properties fo:color="#FF0000"/>
    </style:style>
    <style:style style:name="P13" style:parent-style-name="KeinLeerraum" style:list-style-name="LFO4" style:family="paragraph">
      <style:text-properties fo:color="#FF0000"/>
    </style:style>
    <style:style style:name="P14" style:parent-style-name="KeinLeerraum" style:list-style-name="LFO4" style:family="paragraph">
      <style:text-properties fo:color="#FF0000"/>
    </style:style>
    <style:style style:name="P15" style:parent-style-name="KeinLeerraum" style:list-style-name="LFO4" style:family="paragraph">
      <style:text-properties fo:color="#FF0000"/>
    </style:style>
    <style:style style:name="P16" style:parent-style-name="KeinLeerraum" style:list-style-name="LFO4" style:family="paragraph">
      <style:text-properties fo:color="#FF0000"/>
    </style:style>
    <style:style style:name="P17" style:parent-style-name="KeinLeerraum" style:list-style-name="LFO4" style:family="paragraph">
      <style:text-properties fo:color="#FF0000"/>
    </style:style>
    <style:style style:name="P18" style:parent-style-name="KeinLeerraum" style:family="paragraph">
      <style:text-properties fo:color="#FF0000"/>
    </style:style>
    <style:style style:name="P19" style:parent-style-name="KeinLeerraum" style:family="paragraph">
      <style:text-properties fo:color="#FF0000"/>
    </style:style>
    <style:style style:name="P20" style:parent-style-name="KeinLeerraum" style:family="paragraph">
      <style:text-properties fo:color="#FF0000"/>
    </style:style>
    <style:style style:name="P21" style:parent-style-name="Standard"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P24" style:parent-style-name="Standard" style:family="paragraph">
      <style:text-properties fo:color="#FF0000"/>
    </style:style>
    <style:style style:name="P25" style:parent-style-name="Standard" style:family="paragraph">
      <style:text-properties fo:color="#FF0000"/>
    </style:style>
    <style:style style:name="P26" style:parent-style-name="Standard" style:family="paragraph">
      <style:text-properties fo:color="#FF0000"/>
    </style:style>
    <style:style style:name="P27" style:parent-style-name="Standard" style:family="paragraph">
      <style:text-properties fo:color="#FF0000"/>
    </style:style>
    <style:style style:name="T28" style:parent-style-name="Absatz-Standardschriftart" style:family="text">
      <style:text-properties fo:language="en" fo:country="US"/>
    </style:style>
    <style:style style:name="P29" style:parent-style-name="Überschrift3" style:list-style-name="LFO14" style:family="paragraph">
      <style:text-properties fo:language="en" fo:country="US"/>
    </style:style>
    <style:style style:name="P30" style:parent-style-name="Überschrift3" style:list-style-name="LFO14" style:family="paragraph">
      <style:text-properties fo:language="en" fo:country="US"/>
    </style:style>
    <style:style style:name="P31" style:parent-style-name="Überschrift3" style:list-style-name="LFO14" style:family="paragraph">
      <style:text-properties fo:language="en" fo:country="US"/>
    </style:style>
    <style:style style:name="P32" style:parent-style-name="Überschrift3" style:list-style-name="LFO14" style:family="paragraph">
      <style:text-properties fo:language="en" fo:country="US"/>
    </style:style>
    <style:style style:name="P33" style:parent-style-name="Überschrift3" style:list-style-name="LFO14" style:family="paragraph">
      <style:text-properties fo:language="en" fo:country="US"/>
    </style:style>
    <style:style style:name="P34" style:parent-style-name="Überschrift3" style:list-style-name="LFO14" style:family="paragraph">
      <style:text-properties fo:language="en" fo:country="US"/>
    </style:style>
    <style:style style:name="P35" style:parent-style-name="Überschrift3" style:list-style-name="LFO14" style:family="paragraph">
      <style:text-properties fo:language="en" fo:country="US"/>
    </style:style>
    <style:style style:name="T36" style:parent-style-name="Absatz-Standardschriftart" style:family="text">
      <style:text-properties fo:font-style="italic" style:font-style-asian="italic"/>
    </style:style>
  </office:automatic-styles>
  <office:body>
    <office:text text:use-soft-page-breaks="true">
      <text:p text:style-name="P1">LWAR – Lightweight Augmented Realtiy</text:p>
      <text:p text:style-name="Standard"/>
      <text:h text:style-name="Überschrift1" text:outline-level="1">Basics</text:h>
      <text:h text:style-name="Überschrift2" text:outline-level="2">OpenCV</text:h>
      <text:p text:style-name="P2">OpenCV ist eine freie Programmbibliothek mit Algorithmen für die Bildverarbeitung und maschinelles Sehen. Sie ist für die<text:s/>Programmiersprachen C und C++ geschrieben und steht als freie Software unter den Bedingungen der BSD-Lizenz. Das „CV“ im Namen steht für englisch „Computer Vision“. Die Entwicklung der Bibliothek wurde von Intel initiiert und wird heute hauptsächlich von Willow Garage gepflegt.</text:p>
      <text:p text:style-name="P3">Die Bibliothek umfasst unter anderem Algorithmen für Gesichtsdetektion, 3D-Funktionalität, Haar-Klassifikatoren, verschiedene sehr schnelle Filter (z. B. Sobel, Canny, Gauß) und Funktionen für die Kamerakalibrierung.</text:p>
      <text:p text:style-name="P4">OpenCV besteht aus Modulen für verschiedene Anwendungsfelder:</text:p>
      <text:list text:style-name="LFO4" text:continue-numbering="true">
        <text:list-item>
          <text:p text:style-name="P5">2D- und 3D-Merkmale (z. B. Interest-Operator oder Deskriptoren)</text:p>
        </text:list-item>
        <text:list-item>
          <text:p text:style-name="P6">Eigenbewegungsschätzung, siehe Photogrammetrie: Rückwärtsschnitt</text:p>
        </text:list-item>
        <text:list-item>
          <text:p text:style-name="P7">Gesichtserkennung</text:p>
        </text:list-item>
        <text:list-item>
          <text:p text:style-name="P8">Automatische Gesichtserkennung mit OpenCV</text:p>
        </text:list-item>
        <text:list-item>
          <text:p text:style-name="P9">Gestenerkennung</text:p>
        </text:list-item>
        <text:list-item>
          <text:p text:style-name="P10">Mensch-Computer-Interaktion (HCI)</text:p>
        </text:list-item>
        <text:list-item>
          <text:p text:style-name="P11">mobile Roboter</text:p>
        </text:list-item>
        <text:list-item>
          <text:p text:style-name="P12">Objekterkennung</text:p>
        </text:list-item>
        <text:list-item>
          <text:p text:style-name="P13">Segmentierung und Erkennung</text:p>
        </text:list-item>
        <text:list-item>
          <text:p text:style-name="P14">Stereoskopisches Sehen (Stereopsis), ergibt Tiefenbilder</text:p>
        </text:list-item>
        <text:list-item>
          <text:p text:style-name="P15">Structure from motion (SfM), siehe Photogrammetrie</text:p>
        </text:list-item>
        <text:list-item>
          <text:p text:style-name="P16">optisches Tracking, Motion Compensation und Optischer Fluss</text:p>
        </text:list-item>
        <text:list-item>
          <text:p text:style-name="P17">Kalman-Filter zum Tracking</text:p>
        </text:list-item>
      </text:list>
      <text:p text:style-name="P18"/>
      <text:p text:style-name="P19">Farbraum BGR (anstatt übliche RGB)<text:s/></text:p>
      <text:p text:style-name="P20"/>
      <text:h text:style-name="Überschrift2" text:outline-level="2">Shader</text:h>
      <text:h text:style-name="Überschrift2" text:outline-level="2">OpenGL</text:h>
      <text:p text:style-name="Standard"/>
      <text:p text:style-name="P21">OpenGL (Open Graphics Library) ist eine plattformunabhängige Grafikbibliothek, die inzwischen zu einem weltweiten Standard für 3D-Grafikprogrammierung und zu einer der meist genutzten 3D APIs geworden ist. Sie wird sehr vielfältig verwendet: In der Industrie, in Forschungszentren, in der Spieleprogrammierung und in der Lehre.</text:p>
      <text:p text:style-name="P22">Die Plattformunabhängige wird dadurch erreicht, dass OpenGL tatsächlich nur die Spezifikation einer Bibliothek ist, für die verschiedenste Implantierungen existieren, teilweise direkt von Graphikkarten<text:s/><text:soft-page-break/>unterstutzt. Es gibt OpenGL Bibliotheken in fast allen erdenkbaren Programmiersprachen, z.B. für C, C++, Java, C# und sogar für Google GO.</text:p>
      <text:p text:style-name="P23">OpenGL wurde 1992 von Silicon Graphics entwickelt, wird jedoch seit Juli 2006 von der Khronos Group verwaltet. Die Khronos Group ist eine Vereinigung mehrerer Unternehmen, die sich für die Erstellung und Verwaltung offener Standards im Multimediabereich auf einer Vielzahl von Plattformen und Geraten einsetzt. Die Aktuelle Version von OpenGL ist die Version 4.5 (seit 11. August 2014). Für OpenGL <text:s/>wird keine Lizenz benötigt, da seit 2009 alle Teile von OpenGL als freie Software lizensiert wurde..</text:p>
      <text:p text:style-name="P24">OpenGL <text:s text:c="2"/>ist eine reine Grafikbibliothek und kümmert sich daher nicht um die Verwaltung von Oberflächen, Puffern oder Rendercontexten. Um dies Bewerkstelligen zu können wird eine weitere Bibliothek benötigt, um OpenGL mit dem darunter liegenden Betriebssystem zu verbinden. Die ältestes<text:s/>Lösung dafür ist GLUT (OpenGL Utility Toolkit), diese Lösung wird jedoch seit 1998 nicht mehr weiterentwickelt und ist daher veraltet. Daher wurde das Breakout Projekt mit einer neueren, ebenfalls kostenlosen Bibliothek GLFW realisiert.</text:p>
      <text:p text:style-name="P25">GLFW ist OpenSource, unterstützt mehrere Plattformen, Bildschirme, verschiedene Eingaben wie Tastatur, Controller und wird aktuell weiterentwickelt.</text:p>
      <text:p text:style-name="P26"/>
      <text:p text:style-name="P27"/>
      <text:soft-page-break/>
      <text:h text:style-name="Überschrift2" text:outline-level="2">Translation, Rotation (Quaternionen)</text:h>
      <text:h text:style-name="Überschrift2" text:outline-level="2">TRS Matrix</text:h>
      <text:h text:style-name="Überschrift2" text:outline-level="2">World Space / Screen Space</text:h>
      <text:h text:style-name="Überschrift1" text:outline-level="1">Framework</text:h>
      <text:h text:style-name="Überschrift2" text:outline-level="2">Klassenübersicht / Diagramm etc.</text:h>
      <text:h text:style-name="Überschrift3" text:outline-level="3"><text:span text:style-name="T28">Window</text:span></text:h>
      <text:h text:style-name="P29" text:outline-level="3">Camera</text:h>
      <text:h text:style-name="P30" text:outline-level="3">Light</text:h>
      <text:h text:style-name="P31" text:outline-level="3">Material</text:h>
      <text:h text:style-name="P32" text:outline-level="3">Object3d</text:h>
      <text:h text:style-name="P33" text:outline-level="3">Scene</text:h>
      <text:h text:style-name="P34" text:outline-level="3">Text</text:h>
      <text:h text:style-name="P35" text:outline-level="3">Transform</text:h>
      <text:h text:style-name="Überschrift2" text:outline-level="2">Render Ablauf</text:h>
      <text:p text:style-name="Standard"/>
      <text:h text:style-name="Überschrift2" text:outline-level="2">Projekt einrichten</text:h>
      <text:p text:style-name="Standard"/>
      <text:p text:style-name="Standard">Rechts klick auf den Ordner Projects -&gt; Add New Project</text:p>
      <text:p text:style-name="Standard">View -&gt; Other Windows -&gt; Property Manager</text:p>
      <text:p text:style-name="Standard">Je Nach Projekt (32 oder 64) sowohl für Debug, als auch<text:s/>Release ein bestehendes Property Sheet hinzufügen. Dieses befindet sich im Hauptordner des LwAR Ordners unter dem Ordner Templates. Hier dann das passende (32 oder 64) auswählen. Das Template sollte dann bei den Konfigurationen auftauchen. Zusätzlich zum Template muss noch eine Reference zum eigentlichen Framework (LwAR) hinzugefügt werden. Hierzu muss im Solution Explorer im aktuellen Projekt unter References via Rechtsklick -&gt;<text:s/><text:span text:style-name="T36">Add References<text:s/></text:span>das Projekt LwAR ausgewählt werden.</text:p>
      <text:p text:style-name="Standard">Die Datei main.cpp im Ordner<text:s/>Template enthält ein Grundgerüst für ein Programm, welches in die bestehende (oder eine neue, falls mein ein leeres Projekt erstellt hat) Hauptdatei kopiert werden kann.<text:s/></text:p>
      <text:p text:style-name="Standard">Das Programm sollte nun ohne weitere Änderungen laufen. Da die DLLs nicht installiert wurde, sondern sich nur im Projekt befinden, wurde die Ausgabe .exe Dateien so eingestellt, dass alle im selben<text:s/><text:soft-page-break/>Ordner unter Build\x64(x86)\Debug bzw. Release befinden. Hier sind alle notwendigen DLLs enthalten, sodass das Beispielprojekt nun direkt ausgeführt werden kann. Sofern eine Webcam angeschlossen und zur Verfügung steht, sollte sich nun ein neues Fenster mit dem Bild der Kamera öffnen. Das Bild ist an der Y-Achse gespiegelt, damit es wie ein Spiegel wirkt. Das Fenster wird mit dem Drücken der Escape-Taste wieder geschlossen.</text:p>
      <text:h text:style-name="Überschrift2" text:outline-level="2">Beispiel Projekte<text:s/></text:h>
      <text:p text:style-name="Standard">Das Framework enthält vier Beispielprojekte, welche alle mit dem Framework und beigefügten anderen Frameworks und Bibliotheken umgesetzt wurden. Der folgende Abschnitt soll die Funktion<text:s/>dieser kurz erläutern.</text:p>
      <text:h text:style-name="Überschrift3" text:outline-level="3">LwARTest</text:h>
      <text:h text:style-name="Überschrift3" text:outline-level="3">LwARTest_DetectFace</text:h>
      <text:h text:style-name="Überschrift3" text:outline-level="3">LwARTest_DetectRedCircles</text:h>
      <text:h text:style-name="Überschrift3" text:outline-level="3">LwARTest_Marker</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libri Light" style:font-name-asian="Times New Roman" style:font-name-complex="Times New Roman" fo:color="#323E4F"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323E4F"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000000"/>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Überschrift5Zchn" style:display-name="Überschrift 5 Zchn" style:family="text" style:parent-style-name="Absatz-Standardschriftart">
      <style:text-properties style:font-name="Calibri Light" style:font-name-asian="Times New Roman" style:font-name-complex="Times New Roman" fo:color="#323E4F"/>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323E4F"/>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color="#000000"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color="#000000" fo:font-size="28pt" style:font-size-asian="28pt" style:font-size-complex="28pt"/>
    </style:style>
    <style:style style:name="Untertitel" style:display-name="Untertitel" style:family="paragraph" style:parent-style-name="Standard" style:next-style-name="Standard">
      <style:text-properties fo:color="#5A5A5A" fo:letter-spacing="0.0069in" fo:hyphenate="true"/>
    </style:style>
    <style:style style:name="UntertitelZchn" style:display-name="Untertitel Zchn" style:family="text" style:parent-style-name="Absatz-Standardschriftart">
      <style:text-properties fo:color="#5A5A5A" fo:letter-spacing="0.0069in"/>
    </style:style>
    <style:style style:name="Fett" style:display-name="Fett" style:family="text" style:parent-style-name="Absatz-Standardschriftart">
      <style:text-properties fo:font-weight="bold" style:font-weight-asian="bold" style:font-weight-complex="bold" fo:color="#000000"/>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true"/>
    </style:style>
    <style:style style:name="Zitat" style:display-name="Zitat"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ivesZitatZchn" style:display-name="Intensives Zitat Zchn" style:family="text" style:parent-style-name="Absatz-Standardschriftart">
      <style:text-properties fo:color="#000000" fo:background-color="#F2F2F2"/>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text-transform="uppercas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normal" style:font-weight-asian="normal" style:font-weight-complex="normal" fo:font-variant="small-caps" fo:letter-spacing="0.0034in"/>
    </style:style>
    <style:style style:name="Inhaltsverzeichnisüberschrift" style:display-name="Inhaltsverzeichnisüberschrift" style:family="paragraph" style:parent-style-name="Überschrift1" style:next-style-name="Standard" style:list-style-name="LFO14">
      <style:text-properties fo:hyphenate="tru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style:display-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Pattke</meta:initial-creator>
    <dc:creator>Marco Pattke</dc:creator>
    <meta:creation-date>2017-01-02T11:20:00Z</meta:creation-date>
    <dc:date>2017-01-10T15:20:00Z</dc:date>
    <meta:template xlink:href="Normal.dotm" xlink:type="simple"/>
    <meta:editing-cycles>44</meta:editing-cycles>
    <meta:editing-duration>PT0S</meta:editing-duration>
    <meta:document-statistic meta:page-count="4" meta:paragraph-count="10" meta:word-count="698" meta:character-count="5089" meta:row-count="36" meta:non-whitespace-character-count="4401"/>
  </office:meta>
</office:document-meta>
</file>